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2pt solid #CCCCCC" fo:border-bottom="2pt solid #CCCCCC" fo:border-left="2pt solid #CCCCCC" fo:border-right="none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2pt solid #CCCCCC" fo:border-bottom="none" fo:border-left="none" fo:border-right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2pt solid #CCCCCC" fo:border-bottom="none" fo:border-left="2pt solid #CCCCCC" fo:border-right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-top="2pt solid #CCCCCC" fo:border-bottom="none" fo:border-left="2pt solid #CCCCCC" fo:border-right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2pt solid #CCCCCC" fo:border-bottom="none" fo:border-left="2pt solid #CCCCCC" fo:border-right="none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2pt solid #CCCCCC" fo:border-left="none" fo:border-right="2pt solid #CCCCCC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2pt solid #CCCCCC" fo:border-left="2pt solid #CCCCCC" fo:border-right="2pt solid #CCCCCC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2pt solid #CCCCCC" fo:border-left="2pt solid #CCCCCC" fo:border-right="none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3.36020833333333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3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0">
            <text:p>المهارة (المحور)</text:p>
          </table:table-cell>
          <table:table-cell office:value-type="string" table:style-name="ce11">
            <text:p>عدد الأسئلة</text:p>
          </table:table-cell>
          <table:table-cell office:value-type="string" table:style-name="ce11">
            <text:p>معامل ألفا كرونباخ (α)</text:p>
          </table:table-cell>
          <table:table-cell office:value-type="string" table:style-name="ce12">
            <text:p>دلالة المعامل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الاختبار ككل</text:p>
          </table:table-cell>
          <table:table-cell office:value-type="float" office:value="39" table:style-name="ce3">
            <text:p>39</text:p>
          </table:table-cell>
          <table:table-cell office:value-type="float" office:value="0.88" table:style-name="ce4">
            <text:p>0.88</text:p>
          </table:table-cell>
          <table:table-cell office:value-type="string" table:style-name="ce5">
            <text:p>ثبات مرتفع جداً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المهارة 1: استخراج الأفكار</text:p>
          </table:table-cell>
          <table:table-cell office:value-type="float" office:value="4" table:style-name="ce3">
            <text:p>4</text:p>
          </table:table-cell>
          <table:table-cell office:value-type="float" office:value="0.74" table:style-name="ce4">
            <text:p>0.74</text:p>
          </table:table-cell>
          <table:table-cell office:value-type="string" table:style-name="ce5">
            <text:p>ثبات مقبول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المهارة 2: استخلاص الدروس المستفادة</text:p>
          </table:table-cell>
          <table:table-cell office:value-type="float" office:value="2" table:style-name="ce3">
            <text:p>2</text:p>
          </table:table-cell>
          <table:table-cell office:value-type="float" office:value="0.81" table:style-name="ce4">
            <text:p>0.81</text:p>
          </table:table-cell>
          <table:table-cell office:value-type="string" table:style-name="ce5">
            <text:p>ثبات عالٍ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المهارة 3: تفسير معاني الألفاظ</text:p>
          </table:table-cell>
          <table:table-cell office:value-type="float" office:value="2" table:style-name="ce3">
            <text:p>2</text:p>
          </table:table-cell>
          <table:table-cell office:value-type="float" office:value="0.65" table:style-name="ce4">
            <text:p>0.65</text:p>
          </table:table-cell>
          <table:table-cell office:value-type="string" table:style-name="ce5">
            <text:p>ثبات متوسط (مقبول)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المهارة 4: توضيح مضاد الألفاظ</text:p>
          </table:table-cell>
          <table:table-cell office:value-type="float" office:value="2" table:style-name="ce3">
            <text:p>2</text:p>
          </table:table-cell>
          <table:table-cell office:value-type="float" office:value="0.69" table:style-name="ce4">
            <text:p>0.69</text:p>
          </table:table-cell>
          <table:table-cell office:value-type="string" table:style-name="ce5">
            <text:p>ثبات مقبول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المهارة 5: تحديد جمع الألفاظ</text:p>
          </table:table-cell>
          <table:table-cell office:value-type="float" office:value="3" table:style-name="ce3">
            <text:p>3</text:p>
          </table:table-cell>
          <table:table-cell office:value-type="float" office:value="0.78" table:style-name="ce4">
            <text:p>0.78</text:p>
          </table:table-cell>
          <table:table-cell office:value-type="string" table:style-name="ce5">
            <text:p>ثبات عالٍ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المهارة 6: تحديد العاطفة السائدة</text:p>
          </table:table-cell>
          <table:table-cell office:value-type="float" office:value="3" table:style-name="ce3">
            <text:p>3</text:p>
          </table:table-cell>
          <table:table-cell office:value-type="float" office:value="0.8" table:style-name="ce4">
            <text:p>0.8</text:p>
          </table:table-cell>
          <table:table-cell office:value-type="string" table:style-name="ce5">
            <text:p>ثبات عالٍ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المهارة 7: التفريق بين التعبير الحقيقي والخيالي</text:p>
          </table:table-cell>
          <table:table-cell office:value-type="float" office:value="7" table:style-name="ce3">
            <text:p>7</text:p>
          </table:table-cell>
          <table:table-cell office:value-type="float" office:value="0.85" table:style-name="ce4">
            <text:p>0.85</text:p>
          </table:table-cell>
          <table:table-cell office:value-type="string" table:style-name="ce5">
            <text:p>ثبات مرتفع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المهارة 8: تذوق المحسنات البديعية</text:p>
          </table:table-cell>
          <table:table-cell office:value-type="float" office:value="6" table:style-name="ce3">
            <text:p>6</text:p>
          </table:table-cell>
          <table:table-cell office:value-type="float" office:value="0.72" table:style-name="ce4">
            <text:p>0.72</text:p>
          </table:table-cell>
          <table:table-cell office:value-type="string" table:style-name="ce5">
            <text:p>ثبات مقبول</text:p>
          </table:table-cell>
          <table:table-cell table:number-columns-repeated="16380"/>
        </table:table-row>
        <table:table-row table:style-name="ro3">
          <table:table-cell office:value-type="string" table:style-name="ce2">
            <text:p>المهارة 9: التمييز بين الأساليب الخبرية والإنشائية</text:p>
          </table:table-cell>
          <table:table-cell office:value-type="float" office:value="5" table:style-name="ce3">
            <text:p>5</text:p>
          </table:table-cell>
          <table:table-cell office:value-type="float" office:value="0.79" table:style-name="ce4">
            <text:p>0.79</text:p>
          </table:table-cell>
          <table:table-cell office:value-type="string" table:style-name="ce5">
            <text:p>ثبات عالٍ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المهارة 10: تحديد دلالة الأفعال</text:p>
          </table:table-cell>
          <table:table-cell office:value-type="float" office:value="5" table:style-name="ce7">
            <text:p>5</text:p>
          </table:table-cell>
          <table:table-cell office:value-type="float" office:value="0.83" table:style-name="ce8">
            <text:p>0.83</text:p>
          </table:table-cell>
          <table:table-cell office:value-type="string" table:style-name="ce9">
            <text:p>ثبات مرتفع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database-ranges>
        <table:database-range table:target-range-address="Sheet1.A1:Sheet1.D12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Eprahim abd hussein</meta:initial-creator>
    <dc:creator>Eprahim abd hussein</dc:creator>
    <meta:creation-date>2025-12-08T22:11:33Z</meta:creation-date>
    <dc:date>2025-12-09T17:27:39Z</dc:date>
  </office:meta>
</office:document-meta>
</file>